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f5bb" officeooo:paragraph-rsid="0014f5bb"/>
    </style:style>
    <style:style style:name="P2" style:family="paragraph" style:parent-style-name="Standard">
      <style:paragraph-properties fo:text-align="justify" style:justify-single-word="false"/>
      <style:text-properties officeooo:rsid="0014f5bb" officeooo:paragraph-rsid="0014f5bb"/>
    </style:style>
    <style:style style:name="P3" style:family="paragraph" style:parent-style-name="Standard">
      <style:text-properties fo:color="#ce181e" fo:font-size="15pt" fo:font-weight="bold" officeooo:rsid="0014f5bb" officeooo:paragraph-rsid="0014f5bb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62141" officeooo:paragraph-rsid="00162141"/>
    </style:style>
    <style:style style:name="P5" style:family="paragraph" style:parent-style-name="Standard">
      <style:paragraph-properties fo:text-align="justify" style:justify-single-word="false"/>
      <style:text-properties officeooo:rsid="0017013d" officeooo:paragraph-rsid="0017013d"/>
    </style:style>
    <style:style style:name="P6" style:family="paragraph" style:parent-style-name="Standard">
      <style:paragraph-properties fo:text-align="justify" style:justify-single-word="false"/>
      <style:text-properties officeooo:rsid="001b48bb" officeooo:paragraph-rsid="001b48bb"/>
    </style:style>
    <style:style style:name="P7" style:family="paragraph" style:parent-style-name="Standard">
      <style:paragraph-properties fo:text-align="center" style:justify-single-word="false"/>
      <style:text-properties officeooo:rsid="001b48bb" officeooo:paragraph-rsid="001b48bb"/>
    </style:style>
    <style:style style:name="P8" style:family="paragraph" style:parent-style-name="Standard">
      <style:paragraph-properties fo:text-align="center" style:justify-single-word="false"/>
      <style:text-properties style:font-name="Andale Mono" officeooo:rsid="001b48bb" officeooo:paragraph-rsid="001b48bb"/>
    </style:style>
    <style:style style:name="P9" style:family="paragraph" style:parent-style-name="Standard">
      <style:paragraph-properties fo:text-align="center" style:justify-single-word="false"/>
      <style:text-properties style:font-name="Andale Mono" officeooo:rsid="001b48bb" officeooo:paragraph-rsid="004d5bf5"/>
    </style:style>
    <style:style style:name="P10" style:family="paragraph" style:parent-style-name="Standard">
      <style:paragraph-properties fo:text-align="justify" style:justify-single-word="false"/>
      <style:text-properties style:font-name="Andale Mono" officeooo:rsid="00228513" officeooo:paragraph-rsid="00228513"/>
    </style:style>
    <style:style style:name="P11" style:family="paragraph" style:parent-style-name="Standard">
      <style:paragraph-properties fo:text-align="justify" style:justify-single-word="false"/>
      <style:text-properties style:font-name="Andale Mono" officeooo:rsid="00228513" officeooo:paragraph-rsid="005192df"/>
    </style:style>
    <style:style style:name="P12" style:family="paragraph" style:parent-style-name="Standard">
      <style:paragraph-properties fo:text-align="justify" style:justify-single-word="false"/>
      <style:text-properties style:font-name="Andale Mono" officeooo:rsid="00281b1c" officeooo:paragraph-rsid="00281b1c"/>
    </style:style>
    <style:style style:name="P13" style:family="paragraph" style:parent-style-name="Standard">
      <style:paragraph-properties fo:text-align="justify" style:justify-single-word="false"/>
      <style:text-properties style:font-name="Andale Mono" officeooo:rsid="00281b1c" officeooo:paragraph-rsid="0026c27d"/>
    </style:style>
    <style:style style:name="P14" style:family="paragraph" style:parent-style-name="Standard">
      <style:paragraph-properties fo:text-align="justify" style:justify-single-word="false"/>
      <style:text-properties fo:color="#c9211e" fo:font-size="15pt" fo:font-weight="bold" officeooo:rsid="001b48bb" officeooo:paragraph-rsid="001b48bb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c9211e" fo:font-size="15pt" fo:font-weight="bold" officeooo:rsid="0014f5bb" officeooo:paragraph-rsid="0014f5bb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c9211e" fo:font-size="15pt" fo:font-weight="bold" officeooo:rsid="00228513" officeooo:paragraph-rsid="00228513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c9211e" fo:font-size="15pt" fo:font-weight="bold" officeooo:rsid="0026a1fa" officeooo:paragraph-rsid="0026a1fa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c9211e" fo:font-size="13pt" fo:font-weight="bold" officeooo:rsid="0026a1fa" officeooo:paragraph-rsid="0026a1fa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c9211e" style:font-name="Liberation Serif" fo:font-size="13pt" fo:font-weight="bold" officeooo:rsid="0029e276" officeooo:paragraph-rsid="0029e276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style:font-name="Liberation Serif" fo:font-size="13pt" fo:font-weight="bold" officeooo:rsid="00306b38" officeooo:paragraph-rsid="00306b38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style:font-name="Liberation Serif" fo:font-size="13pt" fo:font-weight="bold" officeooo:rsid="004045a9" officeooo:paragraph-rsid="004045a9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style:font-name="Liberation Serif" fo:font-size="15pt" fo:font-weight="bold" officeooo:rsid="00352ad7" officeooo:paragraph-rsid="00352ad7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style:font-name="Liberation Serif" fo:font-size="15pt" fo:font-weight="bold" officeooo:rsid="004045a9" officeooo:paragraph-rsid="004045a9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9211e" style:font-name="Liberation Serif" fo:font-size="15pt" fo:font-weight="bold" officeooo:rsid="0049d5fa" officeooo:paragraph-rsid="0049d5fa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20ceb1" officeooo:paragraph-rsid="0020ceb1"/>
    </style:style>
    <style:style style:name="P26" style:family="paragraph" style:parent-style-name="Standard">
      <style:paragraph-properties fo:text-align="justify" style:justify-single-word="false"/>
      <style:text-properties officeooo:rsid="00228513" officeooo:paragraph-rsid="00228513"/>
    </style:style>
    <style:style style:name="P27" style:family="paragraph" style:parent-style-name="Standard">
      <style:paragraph-properties fo:text-align="justify" style:justify-single-word="false"/>
      <style:text-properties officeooo:rsid="00230bf0" officeooo:paragraph-rsid="00228513"/>
    </style:style>
    <style:style style:name="P28" style:family="paragraph" style:parent-style-name="Standard">
      <style:paragraph-properties fo:text-align="justify" style:justify-single-word="false"/>
      <style:text-properties officeooo:rsid="0026a1fa" officeooo:paragraph-rsid="0026a1fa"/>
    </style:style>
    <style:style style:name="P29" style:family="paragraph" style:parent-style-name="Standard">
      <style:paragraph-properties fo:text-align="justify" style:justify-single-word="false"/>
      <style:text-properties officeooo:rsid="0026c27d" officeooo:paragraph-rsid="0026c27d"/>
    </style:style>
    <style:style style:name="P30" style:family="paragraph" style:parent-style-name="Standard">
      <style:paragraph-properties fo:text-align="justify" style:justify-single-word="false"/>
      <style:text-properties style:font-name="Liberation Serif" officeooo:rsid="0029e276" officeooo:paragraph-rsid="0029e276"/>
    </style:style>
    <style:style style:name="P31" style:family="paragraph" style:parent-style-name="Standard">
      <style:paragraph-properties fo:text-align="justify" style:justify-single-word="false"/>
      <style:text-properties style:font-name="Liberation Serif" officeooo:rsid="002b2657" officeooo:paragraph-rsid="002b2657"/>
    </style:style>
    <style:style style:name="P32" style:family="paragraph" style:parent-style-name="Standard">
      <style:paragraph-properties fo:text-align="justify" style:justify-single-word="false"/>
      <style:text-properties style:font-name="Liberation Serif" officeooo:rsid="002b86a1" officeooo:paragraph-rsid="002b86a1"/>
    </style:style>
    <style:style style:name="P33" style:family="paragraph" style:parent-style-name="Standard">
      <style:paragraph-properties fo:text-align="justify" style:justify-single-word="false"/>
      <style:text-properties style:font-name="Liberation Serif" officeooo:rsid="002c27cc" officeooo:paragraph-rsid="002c27cc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306b38" officeooo:paragraph-rsid="00306b38"/>
    </style:style>
    <style:style style:name="P35" style:family="paragraph" style:parent-style-name="Standard">
      <style:paragraph-properties fo:text-align="justify" style:justify-single-word="false"/>
      <style:text-properties style:font-name="Liberation Serif" officeooo:rsid="0031a81c" officeooo:paragraph-rsid="0031a81c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352ad7" officeooo:paragraph-rsid="00352ad7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4045a9" officeooo:paragraph-rsid="004045a9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41d0ae" officeooo:paragraph-rsid="0041d0ae"/>
    </style:style>
    <style:style style:name="P39" style:family="paragraph" style:parent-style-name="Standard">
      <style:paragraph-properties fo:text-align="justify" style:justify-single-word="false"/>
      <style:text-properties style:font-name="Liberation Serif" officeooo:rsid="0041d0ae" officeooo:paragraph-rsid="0041d0ae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49d5fa" officeooo:paragraph-rsid="0049d5fa"/>
    </style:style>
    <style:style style:name="P41" style:family="paragraph" style:parent-style-name="Standard">
      <style:paragraph-properties fo:text-align="justify" style:justify-single-word="false"/>
      <style:text-properties style:font-name="Liberation Serif" officeooo:rsid="004ba0fe" officeooo:paragraph-rsid="004ba0fe"/>
    </style:style>
    <style:style style:name="P42" style:family="paragraph" style:parent-style-name="Standard">
      <style:paragraph-properties fo:text-align="justify" style:justify-single-word="false"/>
      <style:text-properties style:font-name="Liberation Serif" officeooo:rsid="002cb773" officeooo:paragraph-rsid="002c27cc"/>
    </style:style>
    <style:style style:name="P43" style:family="paragraph" style:parent-style-name="Standard">
      <style:paragraph-properties fo:text-align="justify" style:justify-single-word="false"/>
      <style:text-properties style:font-name="Liberation Serif" officeooo:rsid="0030925d" officeooo:paragraph-rsid="004e4db3"/>
    </style:style>
    <style:style style:name="P44" style:family="paragraph" style:parent-style-name="Standard">
      <style:paragraph-properties fo:text-align="justify" style:justify-single-word="false"/>
      <style:text-properties style:font-name="Liberation Serif" officeooo:rsid="004e4db3" officeooo:paragraph-rsid="004e4db3"/>
    </style:style>
    <style:style style:name="P45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570c2" officeooo:paragraph-rsid="003570c2"/>
    </style:style>
    <style:style style:name="P46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47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795cf" officeooo:paragraph-rsid="003795cf"/>
    </style:style>
    <style:style style:name="P48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Liberation Serif" officeooo:rsid="00352ad7" officeooo:paragraph-rsid="003570c2"/>
    </style:style>
    <style:style style:name="P49" style:family="paragraph" style:parent-style-name="Text_20_body">
      <style:paragraph-properties fo:text-align="justify" style:justify-single-word="false"/>
    </style:style>
    <style:style style:name="P50" style:family="paragraph" style:parent-style-name="Text_20_body" style:list-style-name="L8">
      <style:paragraph-properties fo:margin-top="0cm" fo:margin-bottom="0cm" loext:contextual-spacing="false" fo:text-align="justify" style:justify-single-word="false"/>
      <style:text-properties officeooo:rsid="003570c2" officeooo:paragraph-rsid="003570c2"/>
    </style:style>
    <style:style style:name="P51" style:family="paragraph" style:parent-style-name="Text_20_body" style:list-style-name="L8">
      <style:paragraph-properties fo:margin-top="0cm" fo:margin-bottom="0cm" loext:contextual-spacing="false" fo:text-align="justify" style:justify-single-word="false"/>
    </style:style>
    <style:style style:name="P52" style:family="paragraph" style:parent-style-name="Text_20_body" style:list-style-name="L9">
      <style:paragraph-properties fo:margin-top="0cm" fo:margin-bottom="0cm" loext:contextual-spacing="false" fo:text-align="justify" style:justify-single-word="false"/>
      <style:text-properties officeooo:rsid="003795cf" officeooo:paragraph-rsid="003795cf"/>
    </style:style>
    <style:style style:name="P53" style:family="paragraph" style:parent-style-name="Standard" style:list-style-name="L1">
      <style:paragraph-properties fo:text-align="justify" style:justify-single-word="false"/>
      <style:text-properties officeooo:rsid="00162141" officeooo:paragraph-rsid="00162141"/>
    </style:style>
    <style:style style:name="P54" style:family="paragraph" style:parent-style-name="Standard" style:list-style-name="L1">
      <style:paragraph-properties fo:text-align="justify" style:justify-single-word="false"/>
      <style:text-properties officeooo:rsid="00162141" officeooo:paragraph-rsid="001f1f94"/>
    </style:style>
    <style:style style:name="P55" style:family="paragraph" style:parent-style-name="Standard" style:list-style-name="L2">
      <style:paragraph-properties fo:text-align="justify" style:justify-single-word="false"/>
      <style:text-properties officeooo:rsid="00162141" officeooo:paragraph-rsid="0018afbc"/>
    </style:style>
    <style:style style:name="P56" style:family="paragraph" style:parent-style-name="Standard" style:list-style-name="L1">
      <style:paragraph-properties fo:text-align="justify" style:justify-single-word="false"/>
      <style:text-properties officeooo:rsid="0017013d" officeooo:paragraph-rsid="0017013d"/>
    </style:style>
    <style:style style:name="P57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officeooo:rsid="0017013d" officeooo:paragraph-rsid="0017013d"/>
    </style:style>
    <style:style style:name="P58" style:family="paragraph" style:parent-style-name="Standard" style:list-style-name="L1">
      <style:paragraph-properties fo:text-align="justify" style:justify-single-word="false"/>
      <style:text-properties officeooo:rsid="001f1f94" officeooo:paragraph-rsid="001f1f94"/>
    </style:style>
    <style:style style:name="P59" style:family="paragraph" style:parent-style-name="Standard" style:list-style-name="L1">
      <style:paragraph-properties fo:text-align="justify" style:justify-single-word="false"/>
      <style:text-properties officeooo:rsid="0018afbc" officeooo:paragraph-rsid="0018afbc"/>
    </style:style>
    <style:style style:name="P60" style:family="paragraph" style:parent-style-name="Standard" style:list-style-name="L1">
      <style:paragraph-properties fo:text-align="justify" style:justify-single-word="false"/>
      <style:text-properties officeooo:rsid="0018afbc" officeooo:paragraph-rsid="004d5bf5"/>
    </style:style>
    <style:style style:name="P61" style:family="paragraph" style:parent-style-name="Standard" style:list-style-name="L3">
      <style:paragraph-properties fo:text-align="justify" style:justify-single-word="false"/>
      <style:text-properties officeooo:paragraph-rsid="0026c27d"/>
    </style:style>
    <style:style style:name="P62" style:family="paragraph" style:parent-style-name="Standard" style:list-style-name="L3">
      <style:paragraph-properties fo:text-align="justify" style:justify-single-word="false"/>
      <style:text-properties officeooo:rsid="0026a1fa" officeooo:paragraph-rsid="0026c27d"/>
    </style:style>
    <style:style style:name="P63" style:family="paragraph" style:parent-style-name="Standard" style:list-style-name="L3">
      <style:paragraph-properties fo:text-align="start" style:justify-single-word="false"/>
      <style:text-properties officeooo:paragraph-rsid="0026c27d"/>
    </style:style>
    <style:style style:name="P64" style:family="paragraph" style:parent-style-name="Standard" style:list-style-name="L4">
      <style:paragraph-properties fo:text-align="justify" style:justify-single-word="false"/>
      <style:text-properties style:font-name="Andale Mono" officeooo:rsid="0026c27d" officeooo:paragraph-rsid="0026c27d"/>
    </style:style>
    <style:style style:name="P65" style:family="paragraph" style:parent-style-name="Standard" style:list-style-name="L5">
      <style:paragraph-properties fo:text-align="justify" style:justify-single-word="false"/>
      <style:text-properties style:font-name="Andale Mono" officeooo:rsid="002b2657" officeooo:paragraph-rsid="002b2657"/>
    </style:style>
    <style:style style:name="P66" style:family="paragraph" style:parent-style-name="Standard" style:list-style-name="L6">
      <style:paragraph-properties fo:text-align="justify" style:justify-single-word="false"/>
      <style:text-properties style:font-name="Andale Mono" officeooo:rsid="002b86a1" officeooo:paragraph-rsid="002b86a1"/>
    </style:style>
    <style:style style:name="P67" style:family="paragraph" style:parent-style-name="Standard" style:list-style-name="L6">
      <style:paragraph-properties fo:text-align="justify" style:justify-single-word="false"/>
      <style:text-properties style:font-name="Andale Mono" officeooo:rsid="002c098e" officeooo:paragraph-rsid="002c098e"/>
    </style:style>
    <style:style style:name="P68" style:family="paragraph" style:parent-style-name="Standard" style:list-style-name="L10">
      <style:paragraph-properties fo:text-align="start" style:justify-single-word="false"/>
      <style:text-properties style:font-name="Andale Mono" officeooo:rsid="0041d0ae" officeooo:paragraph-rsid="0041d0ae"/>
    </style:style>
    <style:style style:name="P69" style:family="paragraph" style:parent-style-name="Standard" style:list-style-name="L10">
      <style:paragraph-properties fo:text-align="start" style:justify-single-word="false"/>
      <style:text-properties style:font-name="Andale Mono" officeooo:rsid="0041d0ae" officeooo:paragraph-rsid="0057c58f"/>
    </style:style>
    <style:style style:name="P70" style:family="paragraph" style:parent-style-name="Standard" style:list-style-name="L10">
      <style:paragraph-properties fo:text-align="start" style:justify-single-word="false"/>
      <style:text-properties style:font-name="Andale Mono" officeooo:rsid="00456c44" officeooo:paragraph-rsid="0057c58f"/>
    </style:style>
    <style:style style:name="P71" style:family="paragraph" style:parent-style-name="Standard" style:list-style-name="L10">
      <style:paragraph-properties fo:text-align="start" style:justify-single-word="false"/>
      <style:text-properties style:font-name="Andale Mono" officeooo:rsid="004ba0fe" officeooo:paragraph-rsid="004ba0fe"/>
    </style:style>
    <style:style style:name="P72" style:family="paragraph" style:parent-style-name="Standard">
      <style:paragraph-properties fo:text-align="start" style:justify-single-word="false"/>
      <style:text-properties style:font-name="Andale Mono" officeooo:rsid="005192df" officeooo:paragraph-rsid="005192df"/>
    </style:style>
    <style:style style:name="P73" style:family="paragraph" style:parent-style-name="Standard">
      <style:paragraph-properties fo:text-align="start" style:justify-single-word="false"/>
      <style:text-properties style:font-name="Andale Mono" officeooo:rsid="005192df" officeooo:paragraph-rsid="00527290"/>
    </style:style>
    <style:style style:name="P74" style:family="paragraph" style:parent-style-name="Standard" style:list-style-name="L4">
      <style:paragraph-properties fo:text-align="justify" style:justify-single-word="false"/>
      <style:text-properties officeooo:rsid="0026c27d" officeooo:paragraph-rsid="0026c27d"/>
    </style:style>
    <style:style style:name="P75" style:family="paragraph" style:parent-style-name="Standard" style:list-style-name="L5">
      <style:paragraph-properties fo:text-align="justify" style:justify-single-word="false"/>
      <style:text-properties style:font-name="Liberation Serif" officeooo:rsid="002b2657" officeooo:paragraph-rsid="002b2657"/>
    </style:style>
    <style:style style:name="P76" style:family="paragraph" style:parent-style-name="Standard" style:list-style-name="L6">
      <style:paragraph-properties fo:text-align="justify" style:justify-single-word="false"/>
      <style:text-properties style:font-name="Liberation Serif" officeooo:rsid="002b86a1" officeooo:paragraph-rsid="002b86a1"/>
    </style:style>
    <style:style style:name="P77" style:family="paragraph" style:parent-style-name="Standard" style:list-style-name="L6">
      <style:paragraph-properties fo:text-align="justify" style:justify-single-word="false"/>
      <style:text-properties style:font-name="Liberation Serif" officeooo:rsid="002c098e" officeooo:paragraph-rsid="002c098e"/>
    </style:style>
    <style:style style:name="P78" style:family="paragraph" style:parent-style-name="Standard" style:list-style-name="L6">
      <style:paragraph-properties fo:text-align="justify" style:justify-single-word="false"/>
      <style:text-properties style:font-name="Liberation Serif" officeooo:rsid="002c27cc" officeooo:paragraph-rsid="002c27cc"/>
    </style:style>
    <style:style style:name="P79" style:family="paragraph" style:parent-style-name="Standard" style:list-style-name="L6">
      <style:paragraph-properties fo:text-align="justify" style:justify-single-word="false"/>
      <style:text-properties style:font-name="Liberation Serif" fo:font-weight="normal" officeooo:rsid="002c098e" officeooo:paragraph-rsid="002c27cc" style:font-weight-asian="normal" style:font-weight-complex="normal"/>
    </style:style>
    <style:style style:name="P80" style:family="paragraph" style:parent-style-name="Standard" style:list-style-name="L7">
      <style:paragraph-properties fo:text-align="justify" style:justify-single-word="false"/>
      <style:text-properties style:font-name="Liberation Serif" officeooo:rsid="0030925d" officeooo:paragraph-rsid="004e4db3"/>
    </style:style>
    <style:style style:name="P81" style:family="paragraph" style:parent-style-name="Standard">
      <style:paragraph-properties fo:text-align="justify" style:justify-single-word="false"/>
      <style:text-properties style:font-name="Liberation Serif" officeooo:rsid="0030925d" officeooo:paragraph-rsid="004e4db3"/>
    </style:style>
    <style:style style:name="P82" style:family="paragraph" style:parent-style-name="Standard" style:list-style-name="L10">
      <style:paragraph-properties fo:text-align="justify" style:justify-single-word="false"/>
      <style:text-properties style:font-name="Liberation Serif" officeooo:rsid="0041d0ae" officeooo:paragraph-rsid="0041d0ae"/>
    </style:style>
    <style:style style:name="P83" style:family="paragraph" style:parent-style-name="Standard" style:list-style-name="L10">
      <style:paragraph-properties fo:text-align="justify" style:justify-single-word="false"/>
      <style:text-properties style:font-name="Liberation Serif" officeooo:rsid="0041d0ae" officeooo:paragraph-rsid="0057c58f"/>
    </style:style>
    <style:style style:name="P84" style:family="paragraph" style:parent-style-name="Standard" style:list-style-name="L10">
      <style:paragraph-properties fo:text-align="start" style:justify-single-word="false"/>
      <style:text-properties style:font-name="Liberation Serif" officeooo:rsid="00456c44" officeooo:paragraph-rsid="00456c44"/>
    </style:style>
    <style:style style:name="P85" style:family="paragraph" style:parent-style-name="Standard" style:list-style-name="L10">
      <style:paragraph-properties fo:text-align="start" style:justify-single-word="false"/>
      <style:text-properties style:font-name="Liberation Serif" officeooo:rsid="004ba0fe" officeooo:paragraph-rsid="004ba0fe"/>
    </style:style>
    <style:style style:name="P86" style:family="paragraph" style:parent-style-name="Standard" style:list-style-name="L10">
      <style:paragraph-properties fo:text-align="start" style:justify-single-word="false"/>
      <style:text-properties style:font-name="Liberation Serif" officeooo:rsid="004ba0fe" officeooo:paragraph-rsid="0057c58f"/>
    </style:style>
    <style:style style:name="P87" style:family="paragraph" style:parent-style-name="Standard" style:list-style-name="L10">
      <style:paragraph-properties fo:text-align="start" style:justify-single-word="false"/>
      <style:text-properties style:font-name="Liberation Serif" officeooo:rsid="0057c58f" officeooo:paragraph-rsid="0057c58f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4045a9" officeooo:paragraph-rsid="00352ad7"/>
    </style:style>
    <style:style style:name="P89" style:family="paragraph" style:parent-style-name="Standard">
      <style:paragraph-properties fo:text-align="justify" style:justify-single-word="false"/>
      <style:text-properties officeooo:rsid="001b48bb" officeooo:paragraph-rsid="00228513"/>
    </style:style>
    <style:style style:name="P90" style:family="paragraph" style:parent-style-name="Standard">
      <style:paragraph-properties fo:text-align="justify" style:justify-single-word="false"/>
      <style:text-properties officeooo:rsid="0020ceb1" officeooo:paragraph-rsid="0020ceb1"/>
    </style:style>
    <style:style style:name="P91" style:family="paragraph" style:parent-style-name="Standard" style:list-style-name="L10">
      <style:paragraph-properties fo:text-align="start" style:justify-single-word="false"/>
      <style:text-properties style:font-name="Andale Mono" officeooo:rsid="00456c44" officeooo:paragraph-rsid="00456c44"/>
    </style:style>
    <style:style style:name="P92" style:family="paragraph" style:parent-style-name="Standard" style:list-style-name="L10">
      <style:paragraph-properties fo:text-align="start" style:justify-single-word="false"/>
      <style:text-properties style:font-name="Andale Mono" officeooo:rsid="0057c58f" officeooo:paragraph-rsid="0057c58f"/>
    </style:style>
    <style:style style:name="P93" style:family="paragraph" style:parent-style-name="Standard" style:list-style-name="L10">
      <style:paragraph-properties fo:text-align="start" style:justify-single-word="false"/>
      <style:text-properties style:font-name="Liberation Serif" officeooo:rsid="0057c58f" officeooo:paragraph-rsid="0057c58f"/>
    </style:style>
    <style:style style:name="P94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Andale Mono" officeooo:rsid="00352ad7" officeooo:paragraph-rsid="003795cf"/>
    </style:style>
    <style:style style:name="P95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Andale Mono" officeooo:rsid="00352ad7" officeooo:paragraph-rsid="0039863c"/>
    </style:style>
    <style:style style:name="P96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Liberation Serif" officeooo:rsid="0039863c" officeooo:paragraph-rsid="0039863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da4e0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3da4e0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position="super 58%"/>
    </style:style>
    <style:style style:name="T8" style:family="text">
      <style:text-properties style:font-name="Andale Mono"/>
    </style:style>
    <style:style style:name="T9" style:family="text">
      <style:text-properties style:font-name="Andale Mono" officeooo:rsid="0026a1fa"/>
    </style:style>
    <style:style style:name="T10" style:family="text">
      <style:text-properties style:font-name="Andale Mono" officeooo:rsid="0026c27d"/>
    </style:style>
    <style:style style:name="T11" style:family="text">
      <style:text-properties officeooo:rsid="0026a1fa"/>
    </style:style>
    <style:style style:name="T12" style:family="text">
      <style:text-properties officeooo:rsid="00281b1c"/>
    </style:style>
    <style:style style:name="T13" style:family="text">
      <style:text-properties officeooo:rsid="002c098e"/>
    </style:style>
    <style:style style:name="T14" style:family="text">
      <style:text-properties officeooo:rsid="0032dc07"/>
    </style:style>
    <style:style style:name="T15" style:family="text">
      <style:text-properties officeooo:rsid="003570c2"/>
    </style:style>
    <style:style style:name="T16" style:family="text">
      <style:text-properties officeooo:rsid="00378689"/>
    </style:style>
    <style:style style:name="T17" style:family="text">
      <style:text-properties officeooo:rsid="003a688d"/>
    </style:style>
    <style:style style:name="T18" style:family="text">
      <style:text-properties officeooo:rsid="003c5b41"/>
    </style:style>
    <style:style style:name="T19" style:family="text">
      <style:text-properties officeooo:rsid="003da4e0"/>
    </style:style>
    <style:style style:name="T20" style:family="text">
      <style:text-properties officeooo:rsid="00473ef4"/>
    </style:style>
    <style:style style:name="T21" style:family="text">
      <style:text-properties officeooo:rsid="004769e3"/>
    </style:style>
    <style:style style:name="T22" style:family="text">
      <style:text-properties officeooo:rsid="0047f404"/>
    </style:style>
    <style:style style:name="T23" style:family="text">
      <style:text-properties officeooo:rsid="004a5c99"/>
    </style:style>
    <style:style style:name="T24" style:family="text">
      <style:text-properties officeooo:rsid="004d5bf5"/>
    </style:style>
    <style:style style:name="T25" style:family="text">
      <style:text-properties officeooo:rsid="004e4db3"/>
    </style:style>
    <style:style style:name="T26" style:family="text">
      <style:text-properties officeooo:rsid="0050a822"/>
    </style:style>
    <style:style style:name="T27" style:family="text">
      <style:text-properties officeooo:rsid="0057c5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ichieste del progetto:</text:p>
      <text:p text:style-name="P1"/>
      <text:p text:style-name="P2">Il progetto prevede la gestione delle emozioni, inviate dagli utenti, relative ai <text:span text:style-name="T5">POI</text:span> (<text:span text:style-name="T1">Point Of Interest</text:span>). Ogni utente potrà iscriversi/disiscriversi e eseguire login/logout ogni qual volta inviano un’emozione nei pressi di un POI.</text:p>
      <text:p text:style-name="P2">Il programma restituire al gestore nel programma una breve descrizione delle emozioni dei POI in determinati periodi di tempo.</text:p>
      <text:p text:style-name="P2"/>
      <text:p text:style-name="P2"/>
      <text:p text:style-name="P15">Entità:</text:p>
      <text:p text:style-name="P2"/>
      <text:p text:style-name="P4">Analizando più approfonditamente il progetto si evincono alcune entità fondamentali:</text:p>
      <text:list xml:id="list1349188339" text:style-name="L1">
        <text:list-item>
          <text:p text:style-name="P53"><text:span text:style-name="T5">Coordinate</text:span>: Affinchè un utente assegni ad un POI la propria emozione è necessario conoscere la sua posizione.</text:p>
          <text:p text:style-name="P53">(un Utente non può assegnare un’emozione all’Arco della Pace di Milano se si Trova a Palermo)</text:p>
          <text:p text:style-name="P56">Le coordinate sono caratterizzate da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57">latitudine</text:p>
                                            </text:list-item>
                                            <text:list-item>
                                              <text:p text:style-name="P57">longitudi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8">All’interno dei package di java è presente una classe chiamata Point, dentro<text:span text:style-name="T8"> java.awt.Point</text:span>, che sfortunatamente non fa al caso nostro per lo svolgimento del progetto.</text:p>
          <text:p text:style-name="P54">L’oggetto verrà accompagnato con una classe denominata “CoordinateException”, per la comunicazione di eccezioni in caso di Coordinate errate o anomalie non gestibili.</text:p>
          <text:p text:style-name="P56"/>
        </text:list-item>
        <text:list-item>
          <text:p text:style-name="P56"><text:span text:style-name="T5">POI</text:span>: I punti di interesse sono di certo un entità essenziali per la riuscita del progetto; essi sono caratterizzati da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6"><text:span text:style-name="T6">nome</text:span>, per identificare da nome il luogo</text:p>
                            </text:list-item>
                            <text:list-item>
                              <text:p text:style-name="P56"><text:span text:style-name="T6">Coordinate</text:span>, per identificare correttamente la sua posizio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837954228" text:style-name="L2">
        <text:list-header>
          <text:p text:style-name="P55">L’oggetto verrà accompagnato con una classe denominata “POIException”, per la comunicazione di eccezioni in caso di anomalie non gestibili.</text:p>
        </text:list-header>
      </text:list>
      <text:p text:style-name="P5"/>
      <text:list xml:id="list160616057420963" text:continue-list="list1349188339" text:style-name="L1">
        <text:list-item>
          <text:p text:style-name="P59"><text:span text:style-name="T5">Umore</text:span>: Informazione comoda da codificare; essa potrà essere aggiornata con molta più facilità e consentirà una miglior comprensione dei dati.</text:p>
          <text:p text:style-name="P60">L’oggetto sarà di tipo Enum, poiché ha le caratteristiche e i requisiti per esse codificato come tale.</text:p>
        </text:list-item>
      </text:list>
      <text:p text:style-name="P5"/>
      <text:list xml:id="list160615953098664" text:continue-numbering="true" text:style-name="L1">
        <text:list-item>
          <text:p text:style-name="P59"><text:span text:style-name="T5">Dati</text:span>: Ogni utente ha i suoi dati, che non sono altro che le informazioni mandate ogni volta che l’utente invia un’emozione.</text:p>
          <text:p text:style-name="P59">Dati sarà composta da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9"><text:span text:style-name="T6">data</text:span>, per identificate quando un utente ha inviato le informazioni</text:p>
                                </text:list-item>
                                <text:list-item>
                                  <text:p text:style-name="P59"><text:span text:style-name="T6">Coordinate</text:span>, per identificare dove sono stante inviate le informazioni</text:p>
                                </text:list-item>
                                <text:list-item>
                                  <text:p text:style-name="P59"><text:span text:style-name="T6">Umore</text:span>, per riconoscere lo stato dell’utente</text:p>
                                </text:list-item>
                                <text:list-item>
                                  <text:p text:style-name="P59"><text:span text:style-name="T6">login/logout</text:span>, per identificare lo stato di accesso</text:p>
                                </text:list-item>
                                <text:list-item>
                                  <text:p text:style-name="P59"><text:span text:style-name="T6">in/out</text:span>, per identificare lo stato di iscrizio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9"/>
        </text:list-item>
      </text:list>
      <text:p text:style-name="P6"/>
      <text:p text:style-name="P6"/>
      <text:p text:style-name="P6"><text:soft-page-break/></text:p>
      <text:p text:style-name="P6"/>
      <text:p text:style-name="P16"><text:span text:style-name="T17">Unità</text:span>:</text:p>
      <text:p text:style-name="P26"/>
      <text:p text:style-name="P26">Le classi presentate in questa sezione sono sprovviste di commenti e documentazione; <text:span text:style-name="T26">sono</text:span> da considerarsi come prototip<text:span text:style-name="T26">i</text:span> di classi.</text:p>
      <text:p text:style-name="P27">Le eccezioni non verranno trattate all’interno del seguente documento, <text:span text:style-name="T26">ma saranno solamente citate</text:span>.</text:p>
      <text:p text:style-name="P27"/>
      <text:p text:style-name="P10"/>
      <text:p text:style-name="P11">class Coordinate{</text:p>
      <text:p text:style-name="P11"><text:tab/>private double longitudine;</text:p>
      <text:p text:style-name="P11"><text:tab/>private double latitudine;</text:p>
      <text:p text:style-name="P11"/>
      <text:p text:style-name="P11"><text:tab/>public Coordinate(double _latitudine ,double _longitudine);</text:p>
      <text:p text:style-name="P11"><text:tab/>public Coordinate(String _coordinate);</text:p>
      <text:p text:style-name="P11"><text:tab/>public void setLatitudine(double _latitudine);</text:p>
      <text:p text:style-name="P11"><text:tab/>public double getLatitudine();</text:p>
      <text:p text:style-name="P11"><text:tab/>public void setLongitudine(double _longitudine);</text:p>
      <text:p text:style-name="P11"><text:tab/>public double getLongitudine();</text:p>
      <text:p text:style-name="P11"><text:tab/>public double getDistanza(Coordinate _c);</text:p>
      <text:p text:style-name="P11"><text:tab/>public String toString();</text:p>
      <text:p text:style-name="P11">}</text:p>
      <text:p text:style-name="P10"/>
      <text:p text:style-name="P10">class POI{</text:p>
      <text:p text:style-name="P10"><text:tab/>public Coordinate coord;</text:p>
      <text:p text:style-name="P10"><text:tab/>String nome;</text:p>
      <text:p text:style-name="P10"/>
      <text:p text:style-name="P10"><text:tab/>public POI(String _nome, Coordinate _coord);</text:p>
      <text:p text:style-name="P10"><text:tab/>public POI(String _info);</text:p>
      <text:p text:style-name="P10"><text:tab/>public void setNome(String _nome);</text:p>
      <text:p text:style-name="P10"><text:tab/>public String getNome();</text:p>
      <text:p text:style-name="P10"><text:tab/>public static LinkedList&lt;POI&gt; caricaPOI(String _file);</text:p>
      <text:p text:style-name="P10"><text:tab/>public String toString();</text:p>
      <text:p text:style-name="P10">}</text:p>
      <text:p text:style-name="P10"/>
      <text:p text:style-name="P10">public enum Umore {</text:p>
      <text:p text:style-name="P10"><text:tab/>A ("ARRABBIATO"),</text:p>
      <text:p text:style-name="P10"><text:tab/>F ("FELICE"),</text:p>
      <text:p text:style-name="P10"><text:tab/>S ("SORPRESO"),</text:p>
      <text:p text:style-name="P10"><text:tab/>T ("TRISTE"),</text:p>
      <text:p text:style-name="P10"><text:tab/>N ("NEUTRO");</text:p>
      <text:p text:style-name="P10">}</text:p>
      <text:p text:style-name="P10"/>
      <text:p text:style-name="P72">class Dati{</text:p>
      <text:p text:style-name="P72"><text:tab/>private boolean inout;</text:p>
      <text:p text:style-name="P72"><text:tab/>private boolean loginlogout;</text:p>
      <text:p text:style-name="P72"><text:tab/>private Date data;</text:p>
      <text:p text:style-name="P72"><text:tab/>public Coordinate c;</text:p>
      <text:p text:style-name="P72"><text:tab/>public Umore u;</text:p>
      <text:p text:style-name="P72"><text:soft-page-break/><text:tab/>public Dati(String inout, String loginlogout, String data, Umore u, Coordinate c);</text:p>
      <text:p text:style-name="P72"><text:tab/>public void setINOUT(String inout)</text:p>
      <text:p text:style-name="P72"><text:tab/>public boolean getINOUT();<text:tab/></text:p>
      <text:p text:style-name="P73">public void setLOGINLOGOUT(String loginlogout);</text:p>
      <text:p text:style-name="P72"><text:tab/>public boolean getLOGINLOGOUT();</text:p>
      <text:p text:style-name="P72"><text:tab/>public static boolean verificaData(int year, int mounth, int day);</text:p>
      <text:p text:style-name="P72"><text:tab/>public static Date predisponiData(String s);</text:p>
      <text:p text:style-name="P72"><text:tab/>public void setData(String data);</text:p>
      <text:p text:style-name="P72"><text:tab/>public Date getData();</text:p>
      <text:p text:style-name="P72"><text:tab/>public String toString();</text:p>
      <text:p text:style-name="P72">}</text:p>
      <text:p text:style-name="P10"/>
      <text:p text:style-name="P10"/>
      <text:p text:style-name="P89"/>
      <text:p text:style-name="P14">Considerazioni:</text:p>
      <text:p text:style-name="P6"/>
      <text:p text:style-name="P6">Per facilitare la ricerca delle informazioni e ottimizzare i tempi faremo riferimenti a una classe di java: TreeMap; esse consentono un accesso logaritmico alle informazioni e rendono il programma molto efficiente.</text:p>
      <text:p text:style-name="P6">Le TreeMap assegnano ad un tipo riferimento, <text:span text:style-name="T24">detto chiave (K),</text:span> un altro tipo riferimento, <text:span text:style-name="T24">detto valore (V)</text:span>; poiché l’utente è identificato tramite una stringa di caratteri e una serie di informazioni la TreeMap per mantenere le informazioni avrà la seguente struttura: TreeMap&lt;IdUtente, Dati&gt; che verrà poi tradotta come:</text:p>
      <text:p text:style-name="P8">TreeMap&lt;String, LinkedList&lt;Dati&gt;&gt;</text:p>
      <text:p text:style-name="P7"/>
      <text:p text:style-name="P6">Adottando una LinkedList, anch’essa integrata in java, avremo un accesso complessivo di nlog(n): valore non superiore a n<text:span text:style-name="T7">2</text:span>, ma meno effeciente di log(n); comunque una complessità accettabile.</text:p>
      <text:p text:style-name="P49">L’utlizzo della LinkedList, come valore per la TreeMap, <text:span text:style-name="T24">è reso necessario dal fatto che non è possibile adottare la data del caricamento come chiave, poiché un utente potrebbe caricare più foto in una giornata. Altrimenti sarebbe stato possibile adottare la seguente struttura: TreeMap&lt;IdUtente, TreeMap&lt;Data, Dati&gt;&gt; che verrebbe tradotta come:</text:span></text:p>
      <text:p text:style-name="P9">TreeMap&lt;String, <text:span text:style-name="T24">TreeMap</text:span>&lt;<text:span text:style-name="T24">Data, </text:span>Dati&gt;&gt;</text:p>
      <text:p text:style-name="P6"/>
      <text:p text:style-name="P25">Il programma, così strutturato, rende facile l’aggiunta di POI, in modo automatico attraverso la lettura da file (<text:span text:style-name="T8">public static LinkedList&lt;POI&gt; caricaPOI(String _file)</text:span>), e l’aggiunta di nuovi stati emotivi, attraverso l’ausilio della classe enum Umore, che casta in modo semi-automatico le informazioni che codificano l’umore.</text:p>
      <text:p text:style-name="P25"/>
      <text:p text:style-name="P25">I <text:span text:style-name="T8">toString()</text:span> delle classi, a parte della classe Umore, sono strutturati in modo da restituire le informazioni adottan<text:span text:style-name="T25">d</text:span>o lo stesso formato di input.</text:p>
      <text:p text:style-name="P25"/>
      <text:p text:style-name="P25"/>
      <text:p text:style-name="P25"/>
      <text:p text:style-name="P25"/>
      <text:p text:style-name="P25"/>
      <text:p text:style-name="P17"><text:soft-page-break/>Esposizione <text:span text:style-name="T18">Unità</text:span>:</text:p>
      <text:p text:style-name="P28"/>
      <text:p text:style-name="P18">Coordinate:</text:p>
      <text:p text:style-name="P28"/>
      <text:p text:style-name="P28">Serve a identificare dove un utente è situato durante un operazione di caricamento. La classe è formata da due tipi numerici: latitudine e longitudine, i quali possono avere un un dominio che va da va<text:span text:style-name="T12">lori</text:span> negativi a valori positivi.</text:p>
      <text:p text:style-name="P28">Ciò che si appresta magiormente a rappresentare sia la latitudine, che la longitudine, è il tipo double poiché gestisce valori numerici positivi/negativi e senza perdere precisione con valori numerici razionali (a differenza del tipo float).</text:p>
      <text:p text:style-name="P28">Le coordinate, per motivi di scalabilità e sicurezza sono resi privati e per lavorarci è necessario adottare <text:s/>le funzioni:</text:p>
      <text:list xml:id="list1706287475" text:style-name="L3">
        <text:list-item>
          <text:p text:style-name="P61"><text:span text:style-name="T9">getLatitudine()</text:span><text:span text:style-name="T11"> e </text:span><text:span text:style-name="T9">getLongitudine()</text:span></text:p>
          <text:p text:style-name="P62">Per ottenere il valore contenuto nelgli attributi.</text:p>
          <text:p text:style-name="P62"/>
        </text:list-item>
        <text:list-item>
          <text:p text:style-name="P63"><text:span text:style-name="T9">setLatitudine(double _</text:span><text:span text:style-name="T10">latitudine</text:span><text:span text:style-name="T9">) </text:span><text:span text:style-name="T11">e </text:span><text:span text:style-name="T9">setLongitudine(double _longitudine)</text:span></text:p>
          <text:p text:style-name="P62">Per settare i valori delgli attributi.</text:p>
        </text:list-item>
      </text:list>
      <text:p text:style-name="P29"/>
      <text:p text:style-name="P29">Non mancano poi metodi per la restituzione di ciò che una Coordinata dovrebbe poter restituire:</text:p>
      <text:list xml:id="list1452639027" text:style-name="L4">
        <text:list-item>
          <text:p text:style-name="P64">ToString()</text:p>
          <text:p text:style-name="P74">Per restituire le Coordinate in formato stringa, secondo il seguente metodo: latitudine,logitudine.</text:p>
          <text:p text:style-name="P74"/>
        </text:list-item>
        <text:list-item>
          <text:p text:style-name="P64">getDistanza(Coordinate _c)</text:p>
          <text:p text:style-name="P74">Per calcolare la distanza fra due Coordinate, restituendo un valore double <text:span text:style-name="T25">ottenuto per mezzo del teorema di Pitagora.</text:span></text:p>
        </text:list-item>
      </text:list>
      <text:p text:style-name="P13"/>
      <text:p text:style-name="P12"/>
      <text:p text:style-name="P19">POI:</text:p>
      <text:p text:style-name="P30"/>
      <text:p text:style-name="P30">Un POI (Point Of Interest) è un entità che mi rappresenta un certo punto, nella mappa geografica, dove è possibile trovare un certo intrattenimento/interesse.</text:p>
      <text:p text:style-name="P30">Il POI non necessita di molti attributi, di fatti basta conoscere la sua posizione e il nome del punto.</text:p>
      <text:p text:style-name="P30">È quindi formata dai seguenti attributi: Nome, di tipo stirnga, e Coordinate, l’oggetto visto precedentemente.</text:p>
      <text:p text:style-name="P31">Per motivi di scalabilità e sicurezza per l’attributo nome vi sono i metodi di accesso:</text:p>
      <text:list xml:id="list3844542303" text:style-name="L5">
        <text:list-item>
          <text:p text:style-name="P65">getNome()</text:p>
          <text:p text:style-name="P75">Che restituisce il valore stringa del nome del POI.</text:p>
          <text:p text:style-name="P75"/>
        </text:list-item>
        <text:list-item>
          <text:p text:style-name="P65">setNome(Stirng _nome)</text:p>
          <text:p text:style-name="P75">Che consente di settare il valore del nome per il POI.</text:p>
        </text:list-item>
      </text:list>
      <text:p text:style-name="P31"/>
      <text:p text:style-name="P32">A completare la classe sono i due motodi:</text:p>
      <text:list xml:id="list2015143502" text:style-name="L6">
        <text:list-item>
          <text:p text:style-name="P66">toString()</text:p>
          <text:p text:style-name="P76">Che restituisce il <text:span text:style-name="T13">valore del POI in formato testuale secondo le seguenti modalità:</text:span></text:p>
          <text:p text:style-name="P77">Nome-Coordinate.</text:p>
          <text:p text:style-name="P77"/>
        </text:list-item>
        <text:list-item>
          <text:p text:style-name="P67"><text:soft-page-break/>caricaPOI(String _file)</text:p>
          <text:p text:style-name="P78">Per semplificare il caricamento dei POI attraverso l’ausilio di un file.</text:p>
          <text:p text:style-name="P78">Ciò consente al programma di essere caricare più POI senza metter mano al codice; affinché il POI venga caricato bisogna rispettare il seguente formato:</text:p>
          <text:p text:style-name="P79"><text:span text:style-name="T4">&lt;</text:span><text:span text:style-name="T3">Nome</text:span><text:span text:style-name="T4">&gt;</text:span>-<text:span text:style-name="T19">&lt;</text:span><text:span text:style-name="T1">Coordinate</text:span><text:span text:style-name="T2">&gt;</text:span></text:p>
          <text:p text:style-name="P78">(il medesimo del <text:span text:style-name="T8">toString()</text:span>)</text:p>
        </text:list-item>
      </text:list>
      <text:p text:style-name="P33"/>
      <text:p text:style-name="P42"/>
      <text:p text:style-name="P20">Umore:</text:p>
      <text:p text:style-name="P34"/>
      <text:p text:style-name="P43">La classe Umore sarebbe facoltativa, ma per completezza, scalabilità e facilità di gestione, è necessario introdurla. Gli umori disponibili sono 5:</text:p>
      <text:list xml:id="list944536408" text:style-name="L7">
        <text:list-item>
          <text:p text:style-name="P80">A = ARRABBIATO</text:p>
        </text:list-item>
        <text:list-item>
          <text:p text:style-name="P80">F = FELICE</text:p>
        </text:list-item>
        <text:list-item>
          <text:p text:style-name="P80">S = SORPRESO</text:p>
        </text:list-item>
        <text:list-item>
          <text:p text:style-name="P80">T = TRISTE</text:p>
        </text:list-item>
        <text:list-item>
          <text:p text:style-name="P80">N = NEUTRO</text:p>
        </text:list-item>
      </text:list>
      <text:p text:style-name="P43"/>
      <text:p text:style-name="P35">La classe è di tipo Enum, che consente quindi di castare in automatico i dati in tipo enum e di rendere i valori scalabili, poiché senza mettere troppa mano nel codice è possibile aggiungere nuovi umori. La clase è molto stringata è semplice: al carattere corrrispondente all’umore viene assegnato l’umore veo e proprio.</text:p>
      <text:p text:style-name="P35">È composta quindi da un nome, <text:span text:style-name="T14">di tipo stringa e privato, da un costruttore e dal metodo toString per restituire l’umore in formato striga.</text:span></text:p>
      <text:p text:style-name="P44">È in oltre fornita di una costante, che consente di restituire il numero di stati emozionali presenti nella classe. Ciò è utile per la scalabilità del programma e modificabilità.</text:p>
      <text:p text:style-name="P34"/>
      <text:p text:style-name="P34"/>
      <text:p text:style-name="P22">Dati:</text:p>
      <text:p text:style-name="P36"/>
      <text:p text:style-name="P46">I dati sono la pa<text:span text:style-name="T15">r</text:span>te fondamentale del <text:span text:style-name="T15">programma: sono la parte critica.</text:span></text:p>
      <text:p text:style-name="P45">I dati sono formati da varie informazioni: </text:p>
      <text:list xml:id="list1842438490" text:style-name="L8">
        <text:list-item>
          <text:p text:style-name="P50">iscrizione</text:p>
        </text:list-item>
        <text:list-item>
          <text:p text:style-name="P50">login/logout</text:p>
        </text:list-item>
        <text:list-item>
          <text:p text:style-name="P50">data caricamento del dato</text:p>
        </text:list-item>
        <text:list-item>
          <text:p text:style-name="P51">coordinate <text:span text:style-name="T15">del caricamento</text:span></text:p>
        </text:list-item>
        <text:list-item>
          <text:p text:style-name="P50">umore rilevato</text:p>
        </text:list-item>
      </text:list>
      <text:p text:style-name="P45">Le informazioni relative allo stato dell’iscrizione sono codificate come booleani: assumono solo due valori: true (iscritto e login), false (disiscritto e logout).</text:p>
      <text:p text:style-name="P45">La data è codificata come tipo Date con relativo controllo di validità; il 31 Febbraio, per esempi non è ammesso.</text:p>
      <text:p text:style-name="P45">Le <text:span text:style-name="T16">c</text:span>oordinate <text:span text:style-name="T16">del caricamento</text:span> e l’<text:span text:style-name="T16">u</text:span>more <text:span text:style-name="T16">rilevato </text:span>sono invece istanze delle classi viste precedentemente.</text:p>
      <text:p text:style-name="P47">Per gestire i valori sono presenti gli appositi metodi:</text:p>
      <text:list xml:id="list4183701804" text:style-name="L9">
        <text:list-item>
          <text:p text:style-name="P94">setINOUT(String inout) setLOGINLOGOUT(String loginlogout)</text:p>
          <text:p text:style-name="P52">Consentono di settare i valori di login e stato registrazione passando le relative stringhe</text:p>
          <text:p text:style-name="P52"><text:soft-page-break/></text:p>
        </text:list-item>
        <text:list-item>
          <text:p text:style-name="P95">getINOUT() getLOGINLOGOUT()</text:p>
          <text:p text:style-name="P96">bfdgdgv</text:p>
        </text:list-item>
      </text:list>
      <text:p text:style-name="P48"/>
      <text:p text:style-name="P36"/>
      <text:p text:style-name="P23">EmotionalMaps:</text:p>
      <text:p text:style-name="P37"/>
      <text:p text:style-name="P39">La seguente classe contiene le principali funzionalità del programma; essa mette assieme tutti gli oggetti e presenta metodi che potranno essere implementati anche in veste grafica/altri tipi di utilizzi.</text:p>
      <text:p text:style-name="P41">I metodi privati sono necessari al fine di un utilizzo da riga di comando, quindi non necessari per un utilizzo da applicazione in veste grafica.</text:p>
      <text:p text:style-name="P38">Presenta i seguenti metodi:</text:p>
      <text:list xml:id="list2201511304" text:style-name="L10">
        <text:list-item>
          <text:p text:style-name="P69">private static int getNearestPoi(Coordinate c)</text:p>
          <text:p text:style-name="P87">Restituisci la posizione del POI, presente nella lista dei POI, più vicino all’utente.</text:p>
          <text:p text:style-name="P87"/>
        </text:list-item>
        <text:list-item>
          <text:p text:style-name="P69">public static void scriviSuLog(Exception e)</text:p>
          <text:p text:style-name="P83">Che registra gli errori del programma in un file di log.</text:p>
          <text:p text:style-name="P83">Il fil<text:span text:style-name="T23">e</text:span> di log è fondamentale per verificare quali errori si sono verificati durante il corso del programma senza che esso si blocchi.</text:p>
          <text:p text:style-name="P83"/>
        </text:list-item>
        <text:list-item>
          <text:p text:style-name="P70">public static void distinguiImportExport(String file)</text:p>
          <text:p text:style-name="P86">Consente la distinzione delle operazioni da eseguire, qual’ora si trattassero di import o create_map.</text:p>
          <text:p text:style-name="P86"/>
        </text:list-item>
        <text:list-item>
          <text:p text:style-name="P68">public static void importFF(String file)</text:p>
          <text:p text:style-name="P82">Che carica i valori all’interno della TreeMap <text:span text:style-name="T27">dal file passato come parametro.</text:span></text:p>
          <text:p text:style-name="P82"/>
        </text:list-item>
        <text:list-item>
          <text:p text:style-name="P68">public static String createMap(Date inizio, Date fine)</text:p>
          <text:p text:style-name="P84">Che consente di esportare i dati <text:span text:style-name="T20">registrati da una certa data ad un altra</text:span> all’interno di un<text:span text:style-name="T21">o specifico file.</text:span></text:p>
          <text:p text:style-name="P84"/>
        </text:list-item>
        <text:list-item>
          <text:p text:style-name="P91">private static String CreateCompleteMap(date start, date end)</text:p>
          <text:p text:style-name="P87">Che crea la mappa emozionale completa di tutti gli utenti.</text:p>
          <text:p text:style-name="P87"/>
        </text:list-item>
        <text:list-item>
          <text:p text:style-name="P92">private static String activeUserMap(date start, date end)</text:p>
          <text:p text:style-name="P87">Che crea la mappa emozionale degli utenti attivi.</text:p>
          <text:p text:style-name="P87"/>
        </text:list-item>
        <text:list-item>
          <text:p text:style-name="P71">private static void stampaAVideo(String s)</text:p>
          <text:p text:style-name="P85">Consente di visualizzare a video le mappe emozonali.</text:p>
          <text:p text:style-name="P85">Come precedentemente riferito il seguente metodo è necessario solo per l’utilizzo da riga di comando, dunque non potrà essere richiamato se un utente esterno utilizza la classe EmotionaMaps.</text:p>
        </text:list-item>
      </text:list>
      <text:p text:style-name="P38"/>
      <text:p text:style-name="P37"/>
      <text:p text:style-name="P88"/>
      <text:p text:style-name="P88"/>
      <text:p text:style-name="P88"/>
      <text:p text:style-name="P37"/>
      <text:p text:style-name="P24"><text:soft-page-break/>Bibliografia:</text:p>
      <text:p text:style-name="P40"/>
      <text:p text:style-name="P40">Fondi adottate per lo sviluppo del progetto:</text:p>
      <text:p text:style-name="P40"/>
      <text:p text:style-name="P40">www.stackoverflo…</text:p>
      <text:p text:style-name="P40">javadoc</text:p>
      <text:p text:style-name="P40">7zip</text:p>
      <text:p text:style-name="P40">html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3:36:54.211470463</meta:creation-date>
    <dc:date>2019-12-04T16:06:15.593216101</dc:date>
    <meta:editing-duration>PT3H6M27S</meta:editing-duration>
    <meta:editing-cycles>69</meta:editing-cycles>
    <meta:generator>LibreOffice/6.2.8.2$Linux_X86_64 LibreOffice_project/20$Build-2</meta:generator>
    <meta:document-statistic meta:table-count="0" meta:image-count="0" meta:object-count="0" meta:page-count="7" meta:paragraph-count="183" meta:word-count="1655" meta:character-count="10995" meta:non-whitespace-character-count="9555"/>
  </office:meta>
</office:document-meta>
</file>